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標準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7cm" table:align="margins"/>
    </style:style>
    <style:style style:name="rststyle-table-0.A" style:family="table-column">
      <style:table-column-properties style:column-width="5.667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7cm" table:align="margins" fo:background-color="#00b8ff">
        <style:background-image/>
      </style:table-properties>
    </style:style>
    <style:style style:name="rststyle-table-1.A" style:family="table-column">
      <style:table-column-properties style:column-width="5.667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rststyle-heading1" style:master-page-name="rststyle-pagedefault">
      <style:paragraph-properties style:page-number="auto"/>
    </style:style>
    <style:style style:name="P4" style:family="paragraph" style:parent-style-name="Frame_20_contents">
      <style:paragraph-properties fo:text-align="justify" style:justify-single-word="false"/>
    </style:style>
    <style:style style:name="P5" style:family="paragraph" style:parent-style-name="Frame_20_contents">
      <style:paragraph-properties fo:text-align="center" style:justify-single-word="false"/>
      <style:text-properties fo:font-size="10.5pt" style:font-size-asian="10.5pt" style:font-size-complex="10.5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1章</text:h>
      <text:h text:style-name="rststyle-heading2" text:outline-level="2"/>
      <text:h text:style-name="rststyle-heading3" text:outline-level="3"/>
      <text:p text:style-name="Text_20_body"/>
      <text:p text:style-name="Standard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rststyle-terminalbloc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標準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style:font-name-asian="DejaVu Sans1" style:language-asian="ja" style:country-asian="JP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justify" style:justify-single-word="false" fo:background-color="transparent" style:shadow="none" text:number-lines="false" text:line-number="0">
        <style:tab-stops>
          <style:tab-stop style:position="-14914.083cm" style:type="center"/>
          <style:tab-stop style:position="29824.16cm" style:type="right"/>
        </style:tab-stops>
        <style:background-image/>
      </style:paragraph-properties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margin-top="0cm" fo:margin-bottom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 style:master-page-name="">
      <style:paragraph-properties fo:margin="100%" fo:margin-left="0.76cm" fo:margin-right="0cm" fo:margin-top="0cm" fo:margin-bottom="0cm" fo:text-indent="-0.76cm" style:auto-text-indent="false" style:page-number="auto" fo:break-before="page" fo:background-color="transparent" fo:padding="0.049cm" fo:border="0.06pt solid #000000" style:shadow="#808080 -0.101cm 0.101cm">
        <style:tab-stops/>
        <style:background-image/>
      </style:paragraph-properties>
      <style:text-properties fo:font-size="18pt" style:font-size-asian="18pt" style:language-asian="ja" style:country-asian="JP"/>
    </style:style>
    <style:style style:name="rststyle-heading2" style:family="paragraph" style:parent-style-name="Heading_20_2" style:next-style-name="Text_20_body" style:default-outline-level="2" style:list-style-name="">
      <style:paragraph-properties fo:margin="100%" fo:margin-left="0.76cm" fo:margin-right="0cm" fo:margin-top="0.42cm" fo:margin-bottom="0.21cm" fo:text-indent="-0.76cm" style:auto-text-indent="false" fo:background-color="transparent" fo:padding="0.049cm" fo:border-left="0.06pt solid #000000" fo:border-right="none" fo:border-top="none" fo:border-bottom="0.06pt solid #000000" style:shadow="#808080 -0.049cm 0.049cm">
        <style:tab-stops/>
        <style:background-image/>
      </style:paragraph-properties>
      <style:text-properties fo:font-style="normal" style:language-asian="ja" style:country-asian="JP" style:font-style-asian="normal" style:font-weight-asian="bold" style:font-weight-complex="normal"/>
    </style:style>
    <style:style style:name="rststyle-heading3" style:family="paragraph" style:parent-style-name="Heading_20_3" style:next-style-name="Text_20_body" style:default-outline-level="3" style:list-style-name="" style:master-page-name="">
      <style:paragraph-properties fo:margin="100%" fo:margin-left="0.76cm" fo:margin-right="0cm" fo:margin-top="0.42cm" fo:margin-bottom="0.21cm" fo:text-indent="-0.76cm" style:auto-text-indent="false" style:page-number="auto" fo:background-color="transparent" style:border-line-width-left="0.088cm 0.088cm 0.088cm" fo:padding="0.199cm" fo:border-left="2.49pt double #808080" fo:border-right="none" fo:border-top="none" fo:border-bottom="none" style:shadow="none">
        <style:tab-stops/>
        <style:background-image/>
      </style:paragraph-properties>
      <style:text-properties fo:font-size="12pt" style:font-size-asian="12pt" style:language-asian="ja" style:country-asian="JP"/>
    </style:style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="100%" fo:margin-left="1.016cm" fo:margin-right="2.032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="100%" fo:margin-left="1cm" fo:margin-right="0cm" fo:margin-top="0cm" fo:margin-bottom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 style:master-page-name="">
      <style:paragraph-properties fo:margin-top="0.25cm" fo:margin-bottom="0.15cm" style:page-number="auto" fo:background-color="transparent" style:shadow="none">
        <style:tab-stops/>
        <style:background-image/>
      </style:paragraph-properties>
      <style:text-properties fo:font-size="10.5pt" style:font-size-asian="10.5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fo:text-indent="0cm" style:auto-text-indent="false" fo:background-color="transparent" fo:padding="0.049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16cm" fo:margin-right="2.032cm" fo:margin-top="0cm" fo:margin-bottom="0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margin-top="0cm" fo:margin-bottom="0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="100%" fo:margin-left="0cm" fo:margin-right="0cm" fo:margin-top="0cm" fo:margin-bottom="0cm" fo:text-indent="0cm" style:auto-text-indent="false" fo:background-color="transparent" fo:padding="0cm" fo:border="none" style:shadow="none">
        <style:tab-stops/>
        <style:background-image/>
      </style:paragraph-properties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fo:text-indent="0cm" style:auto-text-indent="false" fo:background-color="transparent">
        <style:tab-stops/>
        <style:background-image/>
      </style:paragraph-properties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margin-top="0cm" fo:margin-bottom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635cm" fo:margin-right="0cm" fo:margin-top="0cm" fo:margin-bottom="0cm" fo:text-indent="0cm" style:auto-text-indent="false"/>
    </style:style>
    <style:style style:name="rststyle-deflist-term-2" style:family="paragraph" style:parent-style-name="Text_20_body">
      <style:paragraph-properties fo:margin="100%" fo:margin-left="0.635cm" fo:margin-right="0cm" fo:margin-top="0cm" fo:margin-bottom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1.27cm" fo:margin-right="0cm" fo:margin-top="0cm" fo:margin-bottom="0cm" fo:text-indent="0cm" style:auto-text-indent="false"/>
    </style:style>
    <style:style style:name="rststyle-deflist-def-3" style:family="paragraph" style:parent-style-name="Text_20_body">
      <style:paragraph-properties fo:margin="100%" fo:margin-left="1.905cm" fo:margin-right="0cm" fo:margin-top="0cm" fo:margin-bottom="0cm" fo:text-indent="0cm" style:auto-text-indent="false"/>
    </style:style>
    <style:style style:name="rststyle-deflist-term-3" style:family="paragraph" style:parent-style-name="Text_20_body">
      <style:paragraph-properties fo:margin="100%" fo:margin-left="1.27cm" fo:margin-right="0cm" fo:margin-top="0cm" fo:margin-bottom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1.905cm" fo:margin-right="0cm" fo:margin-top="0cm" fo:margin-bottom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2.54cm" fo:margin-right="0cm" fo:margin-top="0cm" fo:margin-bottom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2.54cm" fo:margin-right="0cm" fo:margin-top="0cm" fo:margin-bottom="0cm" fo:text-indent="0cm" style:auto-text-indent="false"/>
    </style:style>
    <style:style style:name="rststyle-deflist-def-5" style:family="paragraph" style:parent-style-name="Text_20_body">
      <style:paragraph-properties fo:margin="100%" fo:margin-left="3.175cm" fo:margin-right="0cm" fo:margin-top="0cm" fo:margin-bottom="0cm" fo:text-indent="0cm" style:auto-text-indent="false"/>
    </style:style>
    <style:style style:name="rststyle-codeblock-indented" style:family="paragraph" style:parent-style-name="rststyle-codeblock">
      <style:paragraph-properties fo:margin="100%" fo:margin-left="2.032cm" fo:margin-right="0cm" fo:margin-top="0cm" fo:margin-bottom="0cm" fo:text-indent="0cm" style:auto-text-indent="false"/>
    </style:style>
    <style:style style:name="rststyle-terminalblock" style:family="paragraph" style:parent-style-name="rststyle-codeblock">
      <style:paragraph-properties fo:margin-top="0.049cm" fo:margin-bottom="0.049cm" fo:background-color="#e6e6e6" fo:padding="0.049cm" fo:border="0.06pt solid #000000" style:shadow="#808000 0.049cm 0.049cm">
        <style:tab-stops/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text-align="center" style:justify-single-word="false"/>
      <style:text-properties fo:font-size="10.5pt" style:font-size-asian="10.5pt" style:font-size-complex="10.5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>
      <style:header>
        <text:p text:style-name="Header"/>
      </style:header>
      <style:footer>
        <text:p text:style-name="Footer"><draw:frame draw:style-name="Mfr1" draw:name="枠1" text:anchor-type="paragraph" svg:x="15.82cm" svg:y="0.222cm" svg:width="1.468cm" draw:z-index="0"><draw:text-box fo:min-height="0.499cm"><text:p text:style-name="MP1"><text:page-number text:select-page="current">1</text:page-number></text:p></draw:text-box></draw:frame><text:chapter text:display="number-and-name" text:outline-level="1">1章</text:chapter></text:p>
      </style:footer>
    </style:master-page>
    <style:master-page style:name="rststyle-page-bottom" style:page-layout-name="Mpm3">
      <style:footer>
        <text:p text:style-name="MP2">Page <text:page-number text:select-page="current">1</text:page-number></text:p>
      </style:footer>
    </style:master-page>
    <style:master-page style:name="rststyle-page-top" style:page-layout-name="Mpm4">
      <style:header>
        <text:p text:style-name="MP3">Page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kuhlman</meta:initial-creator>
    <meta:creation-date>2006-08-15T13:56:07</meta:creation-date>
    <dc:date>2013-01-19T14:50:58</dc:date>
    <meta:editing-cycles>125</meta:editing-cycles>
    <meta:editing-duration>P1DT13H47M49S</meta:editing-duration>
    <dc:creator>kamei </dc:creator>
    <meta:document-statistic meta:table-count="2" meta:image-count="0" meta:object-count="0" meta:page-count="1" meta:paragraph-count="9" meta:word-count="58" meta:character-count="349" meta:non-whitespace-character-count="293"/>
    <meta:user-defined meta:name="Info 1"/>
    <meta:user-defined meta:name="Info 2"/>
    <meta:user-defined meta:name="Info 3"/>
    <meta:user-defined meta:name="Info 4"/>
  </office:meta>
</office:document-meta>
</file>